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C332AF4208CF27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722cm, 4.408cm, 11.313cm, 3.21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20.399cm" svg:x="0.992cm" svg:y="2.392cm">
          <draw:image xlink:href="Pictures/10000000000005E8000007E09C332AF4208CF27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56:29.563041239</dc:date>
    <meta:editing-duration>PT3M4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